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7.996cm"/>
    </style:style>
    <style:style style:name="co3" style:family="table-column">
      <style:table-column-properties fo:break-before="auto" style:column-width="14.298cm"/>
    </style:style>
    <style:style style:name="co4" style:family="table-column">
      <style:table-column-properties fo:break-before="auto" style:column-width="5.196cm"/>
    </style:style>
    <style:style style:name="co5" style:family="table-column">
      <style:table-column-properties fo:break-before="auto" style:column-width="6.108cm"/>
    </style:style>
    <style:style style:name="co6" style:family="table-column">
      <style:table-column-properties fo:break-before="auto" style:column-width="4.812cm"/>
    </style:style>
    <style:style style:name="co7" style:family="table-column">
      <style:table-column-properties fo:break-before="auto" style:column-width="1.53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25" style:family="table-cell" style:parent-style-name="Default">
      <style:text-properties style:font-name="Arial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/>
    </style:style>
    <style:style style:name="ce30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Arial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fo:background-color="#b2b2b2"/>
      <style:text-properties style:font-name="Arial"/>
    </style:style>
    <style:style style:name="ce33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NB3_power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number-columns-repeated="2" table:default-cell-style-name="ce25"/>
        <table:table-column table:style-name="co5" table:number-columns-repeated="2" table:default-cell-style-name="ce25"/>
        <table:table-column table:style-name="co6" table:default-cell-style-name="ce25"/>
        <table:table-column table:style-name="co7" table:default-cell-style-name="ce25"/>
        <table:table-column table:style-name="co8" table:number-columns-repeated="1015" table:default-cell-style-name="ce25"/>
        <table:table-row table:style-name="ro1">
          <table:table-cell table:style-name="ce23" office:value-type="string" calcext:value-type="string">
            <text:p>Quantity</text:p>
          </table:table-cell>
          <table:table-cell table:style-name="ce23" office:value-type="string" calcext:value-type="string">
            <text:p>Designator</text:p>
          </table:table-cell>
          <table:table-cell table:style-name="ce23" office:value-type="string" calcext:value-type="string">
            <text:p>Description</text:p>
          </table:table-cell>
          <table:table-cell table:style-name="ce30" office:value-type="string" calcext:value-type="string">
            <text:p>Manufactuer</text:p>
          </table:table-cell>
          <table:table-cell table:style-name="ce23" office:value-type="string" calcext:value-type="string">
            <text:p>Manufacturer <text:s/>number</text:p>
          </table:table-cell>
          <table:table-cell table:style-name="ce23" office:value-type="string" calcext:value-type="string">
            <text:p>Supplier</text:p>
          </table:table-cell>
          <table:table-cell table:style-name="ce32" office:value-type="string" calcext:value-type="string">
            <text:p>Supplier number</text:p>
          </table:table-cell>
          <table:table-cell table:style-name="ce33" office:value-type="string" calcext:value-type="string">
            <text:p>Unit Price</text:p>
          </table:table-cell>
          <table:table-cell table:number-columns-repeated="1016"/>
        </table:table-row>
        <table:table-row table:style-name="ro1"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C1, C2, C3, C4, C5, C6, C12, C13, C14, C15, </text:p>
          </table:table-cell>
          <table:table-cell table:style-name="ce26" office:value-type="string" calcext:value-type="string">
            <text:p>10uF ±10% 25V X5R 0805 Multilayer Ceramic Capacitors MLCC - SMD/SMT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21A106KAYNNN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5850</text:p>
          </table:table-cell>
          <table:table-cell table:style-name="ce24" office:value-type="float" office:value="0.018" calcext:value-type="float">
            <text:p>0.018</text:p>
          </table:table-cell>
          <table:table-cell table:number-columns-repeated="1016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C7, C8, </text:p>
          </table:table-cell>
          <table:table-cell office:value-type="string" calcext:value-type="string">
            <text:p>100nF ±10% 16V X7R 0402 Multilayer Ceramic Capacitors MLCC - SMD/SMT 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402KRX7R7BB104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60474</text:p>
          </table:table-cell>
          <table:table-cell table:style-name="ce24" office:value-type="float" office:value="0.0012" calcext:value-type="float">
            <text:p>0.0012</text:p>
          </table:table-cell>
          <table:table-cell table:number-columns-repeated="1016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C9, C11, </text:p>
          </table:table-cell>
          <table:table-cell office:value-type="string" calcext:value-type="string">
            <text:p>1nF ±10% 50V X7R 0402 Multilayer Ceramic Capacitors MLCC - SMD/SMT 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402KRX7R9BB102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06205</text:p>
          </table:table-cell>
          <table:table-cell table:style-name="ce24" office:value-type="float" office:value="0.0012" calcext:value-type="float">
            <text:p>0.0012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C10, </text:p>
          </table:table-cell>
          <table:table-cell office:value-type="string" calcext:value-type="string">
            <text:p>1.2nF ±10% 50V X7R 0603 Multilayer Ceramic Capacitors MLCC - SMD/SMT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0603B122K500N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79517</text:p>
          </table:table-cell>
          <table:table-cell table:style-name="ce24" office:value-type="float" office:value="0.004" calcext:value-type="float">
            <text:p>0.004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C16, </text:p>
          </table:table-cell>
          <table:table-cell office:value-type="string" calcext:value-type="string">
            <text:p>100uF ±10% 10V 700mOhms 100kHz -55C~+125C CASE-D_7343 Tantalum Capacitors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T491D107K010A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10549</text:p>
          </table:table-cell>
          <table:table-cell table:style-name="ce24" office:value-type="float" office:value="0.6835" calcext:value-type="float">
            <text:p>0.6835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D1,</text:p>
          </table:table-cell>
          <table:table-cell office:value-type="string" calcext:value-type="string">
            <text:p>Green-yellow 569.5~577.5nm 0603 Light Emitting Diodes (LED)</text:p>
          </table:table-cell>
          <table:table-cell office:value-type="string" calcext:value-type="string">
            <text:p>Everlight Elec</text:p>
          </table:table-cell>
          <table:table-cell office:value-type="string" calcext:value-type="string">
            <text:p>19-217/G7C-AN1P2/3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72042</text:p>
          </table:table-cell>
          <table:table-cell table:style-name="ce24" office:value-type="float" office:value="0.0199" calcext:value-type="float">
            <text:p>0.0199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D2,</text:p>
          </table:table-cell>
          <table:table-cell office:value-type="string" calcext:value-type="string">
            <text:p>Red 617.5~633.5nm 0603 Light Emitting Diodes (LED)</text:p>
          </table:table-cell>
          <table:table-cell office:value-type="string" calcext:value-type="string">
            <text:p>Everlight Elec</text:p>
          </table:table-cell>
          <table:table-cell office:value-type="string" calcext:value-type="string">
            <text:p>19-217/R6C-AL1M2VY/3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72044</text:p>
          </table:table-cell>
          <table:table-cell table:style-name="ce24" office:value-type="float" office:value="0.0157" calcext:value-type="float">
            <text:p>0.0157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J1, </text:p>
          </table:table-cell>
          <table:table-cell table:style-name="ce27" office:value-type="string" calcext:value-type="string">
            <text:p>Barrel Jack SMD 2.1 inner, 5.5 outer, CUI</text:p>
          </table:table-cell>
          <table:table-cell office:value-type="string" calcext:value-type="string">
            <text:p>CUI</text:p>
          </table:table-cell>
          <table:table-cell table:style-name="ce31" office:value-type="string" calcext:value-type="string">
            <text:p>PJ-036AH-SMT-TR</text:p>
          </table:table-cell>
          <table:table-cell office:value-type="string" calcext:value-type="string">
            <text:p>Digi-Key</text:p>
          </table:table-cell>
          <table:table-cell table:style-name="ce31" office:value-type="string" calcext:value-type="string">
            <text:p>CP-036AHPJCT-ND </text:p>
          </table:table-cell>
          <table:table-cell table:style-name="ce24" office:value-type="float" office:value="0.99" calcext:value-type="float">
            <text:p>0.99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J2, </text:p>
          </table:table-cell>
          <table:table-cell table:style-name="ce28" office:value-type="string" calcext:value-type="string">
            <text:p>PH Header Male Pin 0.079"(2.00mm) 4 SMD,P=2mm Wire To Board / Wire To Wire 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S4B-PH-SM4-TB(LF)(SN)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65102</text:p>
          </table:table-cell>
          <table:table-cell table:style-name="ce24" office:value-type="float" office:value="0.2873" calcext:value-type="float">
            <text:p>0.2873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J3,</text:p>
          </table:table-cell>
          <table:table-cell table:style-name="ce8" office:value-type="string" calcext:value-type="string">
            <text:p>Right-Angle Square Pins 2.5mm 2P 6mm -40℃~+105℃ 2.54mm Plugin Black Brass 1x2P Push-Pull,P=2.54mm Pin Headers ROHS </text:p>
          </table:table-cell>
          <table:table-cell table:style-name="ce8" office:value-type="string" calcext:value-type="string">
            <text:p>XFCN</text:p>
          </table:table-cell>
          <table:table-cell table:style-name="ce8" office:value-type="string" calcext:value-type="string">
            <text:p>PZ254R-11-02P</text:p>
          </table:table-cell>
          <table:table-cell table:style-name="ce24" office:value-type="string" calcext:value-type="string">
            <text:p>LCSC</text:p>
          </table:table-cell>
          <table:table-cell table:style-name="ce8" office:value-type="string" calcext:value-type="string">
            <text:p>C492410</text:p>
          </table:table-cell>
          <table:table-cell table:style-name="ce8" office:value-type="float" office:value="0.012" calcext:value-type="float">
            <text:p>0.012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L1, </text:p>
          </table:table-cell>
          <table:table-cell table:style-name="ce27" office:value-type="string" calcext:value-type="string">
            <text:p>2.2 uH SMD power inductor (5A), SRN6045TA, Bourn</text:p>
          </table:table-cell>
          <table:table-cell office:value-type="string" calcext:value-type="string">
            <text:p>Bourn</text:p>
          </table:table-cell>
          <table:table-cell table:style-name="ce31" office:value-type="string" calcext:value-type="string">
            <text:p>SRN6045TA-2R2Y </text:p>
          </table:table-cell>
          <table:table-cell table:style-name="ce24" office:value-type="string" calcext:value-type="string">
            <text:p>LCSC</text:p>
          </table:table-cell>
          <table:table-cell table:style-name="ce31" office:value-type="string" calcext:value-type="string">
            <text:p>C1332316</text:p>
          </table:table-cell>
          <table:table-cell table:style-name="ce24" office:value-type="float" office:value="0.2637" calcext:value-type="float">
            <text:p>0.2637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R1, </text:p>
          </table:table-cell>
          <table:table-cell office:value-type="string" calcext:value-type="string">
            <text:p>5.6k Ohms ±1% 1/16W ±200ppm/C 0402 Chip Resistor - Surface Mount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RC-02W5601F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86562</text:p>
          </table:table-cell>
          <table:table-cell table:style-name="ce24" office:value-type="float" office:value="0.0007" calcext:value-type="float">
            <text:p>0.0007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R2, </text:p>
          </table:table-cell>
          <table:table-cell office:value-type="string" calcext:value-type="string">
            <text:p>10 Ohms ±1% 1/16W ±100ppm/C 0402 Chip Resistor – Surface Mount</text:p>
          </table:table-cell>
          <table:table-cell office:value-type="string" calcext:value-type="string">
            <text:p>RALEC</text:p>
          </table:table-cell>
          <table:table-cell office:value-type="string" calcext:value-type="string">
            <text:p>RTT0210R0FTH</text:p>
          </table:table-cell>
          <table:table-cell office:value-type="string" calcext:value-type="string">
            <text:p>LCSC</text:p>
          </table:table-cell>
          <table:table-cell table:style-name="ce26" office:value-type="string" calcext:value-type="string">
            <text:p>C102766</text:p>
          </table:table-cell>
          <table:table-cell table:style-name="ce24" office:value-type="float" office:value="0.0065" calcext:value-type="float">
            <text:p>0.0065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R3, </text:p>
          </table:table-cell>
          <table:table-cell office:value-type="string" calcext:value-type="string">
            <text:p>20k Ohms ±1% 1/16W ±100ppm/C 0402 Chip Resistor - Surface Mount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RC-02W2002F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58096</text:p>
          </table:table-cell>
          <table:table-cell table:style-name="ce24" office:value-type="float" office:value="0.0008" calcext:value-type="float">
            <text:p>0.0008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R4, </text:p>
          </table:table-cell>
          <table:table-cell office:value-type="string" calcext:value-type="string">
            <text:p>12k Ohms ±1% 1/16W ±100ppm/C 0402 Chip Resistor - Surface Mount</text:p>
          </table:table-cell>
          <table:table-cell office:value-type="string" calcext:value-type="string">
            <text:p>RALEC</text:p>
          </table:table-cell>
          <table:table-cell office:value-type="string" calcext:value-type="string">
            <text:p>RTT021202FTH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02781</text:p>
          </table:table-cell>
          <table:table-cell table:style-name="ce24" office:value-type="float" office:value="0.0036" calcext:value-type="float">
            <text:p>0.0036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R5, </text:p>
          </table:table-cell>
          <table:table-cell office:value-type="string" calcext:value-type="string">
            <text:p>2.2k Ohms ±1% 1/16W ±100ppm/C 0402 Chip Resistor - Surface Mount</text:p>
          </table:table-cell>
          <table:table-cell office:value-type="string" calcext:value-type="string">
            <text:p>UNI-ROYAL</text:p>
          </table:table-cell>
          <table:table-cell office:value-type="string" calcext:value-type="string">
            <text:p>0402WGF2201TC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5879</text:p>
          </table:table-cell>
          <table:table-cell table:style-name="ce24" office:value-type="float" office:value="0.0009" calcext:value-type="float">
            <text:p>0.0009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R6, </text:p>
          </table:table-cell>
          <table:table-cell office:value-type="string" calcext:value-type="string">
            <text:p>1.6k Ohms ±1% 1/16W ±100ppm/C 0402 Chip Resistor - Surface Mount</text:p>
          </table:table-cell>
          <table:table-cell office:value-type="string" calcext:value-type="string">
            <text:p>UNI-ROYAL</text:p>
          </table:table-cell>
          <table:table-cell office:value-type="string" calcext:value-type="string">
            <text:p>0402WGF1601TC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908</text:p>
          </table:table-cell>
          <table:table-cell table:style-name="ce24" office:value-type="float" office:value="0.0007" calcext:value-type="float">
            <text:p>0.0007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SW1, </text:p>
          </table:table-cell>
          <table:table-cell table:style-name="ce29" office:value-type="string" calcext:value-type="string">
            <text:p>SPDT Slide Switch SMD, 0.3A 6VDC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JS102011JCQN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1659</text:p>
          </table:table-cell>
          <table:table-cell table:style-name="ce24" office:value-type="float" office:value="0.9937" calcext:value-type="float">
            <text:p>0.9937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U1, </text:p>
          </table:table-cell>
          <table:table-cell table:style-name="ce27" office:value-type="string" calcext:value-type="string">
            <text:p>DC-DC converter, AP64501, Diodes Inc.</text:p>
          </table:table-cell>
          <table:table-cell office:value-type="string" calcext:value-type="string">
            <text:p>Diodes Inc</text:p>
          </table:table-cell>
          <table:table-cell table:style-name="ce31" office:value-type="string" calcext:value-type="string">
            <text:p>AP64501SP-13 </text:p>
          </table:table-cell>
          <table:table-cell office:value-type="string" calcext:value-type="string">
            <text:p>LCSC</text:p>
          </table:table-cell>
          <table:table-cell table:style-name="ce31" office:value-type="string" calcext:value-type="string">
            <text:p>C2071517</text:p>
          </table:table-cell>
          <table:table-cell table:style-name="ce24" office:value-type="float" office:value="1.73" calcext:value-type="float">
            <text:p>1.73</text:p>
          </table:table-cell>
          <table:table-cell table:number-columns-repeated="1016"/>
        </table:table-row>
        <table:table-row table:style-name="ro1">
          <table:table-cell table:formula="of:=SUM([.A2:.A20])" office:value-type="float" office:value="30" calcext:value-type="float">
            <text:p>30</text:p>
          </table:table-cell>
          <table:table-cell table:number-columns-repeated="6"/>
          <table:table-cell table:style-name="ce24"/>
          <table:table-cell table:number-columns-repeated="1016"/>
        </table:table-row>
        <table:table-row table:style-name="ro1">
          <table:table-cell table:number-columns-repeated="7"/>
          <table:table-cell table:style-name="ce24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  <table:table-cell table:style-name="ce24"/>
          <table:table-cell table:number-columns-repeated="1016"/>
        </table:table-row>
        <table:table-row table:style-name="ro1">
          <table:table-cell table:number-columns-repeated="7"/>
          <table:table-cell table:style-name="ce24"/>
          <table:table-cell table:number-columns-repeated="1016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24"/>
          <table:table-cell table:number-columns-repeated="1016"/>
        </table:table-row>
        <table:table-row table:style-name="ro1" table:number-rows-repeated="4">
          <table:table-cell table:number-columns-repeated="7"/>
          <table:table-cell table:style-name="ce24"/>
          <table:table-cell table:number-columns-repeated="101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oto Sans" fo:font-size="10pt" fo:language="en" fo:country="GB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9">00/00/0000</text:date>, <text:time style:data-style-name="N2" text:time-value="11:39:00.0654354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9T11:42:08.359624085</dc:date>
    <meta:editing-duration>PT6H17M18S</meta:editing-duration>
    <meta:editing-cycles>93</meta:editing-cycles>
    <meta:generator>LibreOffice/7.6.6.3$Linux_X86_64 LibreOffice_project/60$Build-3</meta:generator>
    <meta:document-statistic meta:table-count="1" meta:cell-count="162" meta:object-count="0"/>
  </office:meta>
</office:document-meta>
</file>